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Not" draw:style-name="gr1" draw:text-style-name="P1" draw:layer="layout" svg:width="9.603cm" svg:height="5.355cm" svg:x="1.457cm" svg:y="3.473cm">
          <text:p/>
          <draw:enhanced-geometry svg:viewBox="0 0 5000 3174" draw:text-areas="0 3474 5000 3574" draw:mirror-horizontal="false" draw:type="NonPrimitive" draw:enhanced-path="M 0 1587 L 1198 1587 F N M 1198 0 L 1198 3174 3946 1587 F Z N U 4186 1587 480 480 0 360 M 4425 1587 L 5000 1587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3:25:49.523108682</meta:creation-date>
    <dc:date>2018-01-25T10:25:51.292388254</dc:date>
    <meta:editing-duration>PT20H41M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